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50d5" officeooo:paragraph-rsid="001c50d5"/>
    </style:style>
    <style:style style:name="P2" style:family="paragraph" style:parent-style-name="Standard">
      <style:text-properties officeooo:rsid="001c50d5" officeooo:paragraph-rsid="001c50d5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24pt" style:text-underline-style="solid" style:text-underline-width="auto" style:text-underline-color="font-color" fo:font-weight="bold" officeooo:rsid="001c50d5" officeooo:paragraph-rsid="001c50d5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50d5" officeooo:paragraph-rsid="001c50d5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rsid="001c50d5" officeooo:paragraph-rsid="001d7703"/>
    </style:style>
    <style:style style:name="P6" style:family="paragraph" style:parent-style-name="Standard">
      <style:text-properties officeooo:rsid="001d7703" officeooo:paragraph-rsid="001d7703"/>
    </style:style>
    <style:style style:name="P7" style:family="paragraph" style:parent-style-name="Standard" style:list-style-name="L2">
      <style:text-properties officeooo:rsid="001d7703" officeooo:paragraph-rsid="001d7703"/>
    </style:style>
    <style:style style:name="P8" style:family="paragraph" style:parent-style-name="Standard">
      <style:text-properties officeooo:paragraph-rsid="001d7703"/>
    </style:style>
    <style:style style:name="P9" style:family="paragraph" style:parent-style-name="Standard">
      <style:text-properties officeooo:rsid="001dfab3" officeooo:paragraph-rsid="001dfab3"/>
    </style:style>
    <style:style style:name="P10" style:family="paragraph" style:parent-style-name="Standard" style:list-style-name="L4">
      <style:text-properties officeooo:rsid="001dfab3" officeooo:paragraph-rsid="001dfab3"/>
    </style:style>
    <style:style style:name="P11" style:family="paragraph" style:parent-style-name="Standard" style:list-style-name="L5">
      <style:text-properties officeooo:rsid="001dfab3" officeooo:paragraph-rsid="001dfab3"/>
    </style:style>
    <style:style style:name="P12" style:family="paragraph" style:parent-style-name="Standard" style:list-style-name="L6">
      <style:text-properties officeooo:rsid="001dfab3" officeooo:paragraph-rsid="001dfab3"/>
    </style:style>
    <style:style style:name="P13" style:family="paragraph" style:parent-style-name="Standard" style:list-style-name="">
      <style:text-properties officeooo:rsid="001dfab3" officeooo:paragraph-rsid="001dfab3"/>
    </style:style>
    <style:style style:name="P14" style:family="paragraph" style:parent-style-name="Standard" style:list-style-name="L4">
      <style:text-properties officeooo:paragraph-rsid="001dfab3"/>
    </style:style>
    <style:style style:name="P15" style:family="paragraph" style:parent-style-name="Standard" style:list-style-name="L6">
      <style:text-properties officeooo:rsid="001ee816" officeooo:paragraph-rsid="001ee816"/>
    </style:style>
    <style:style style:name="P16" style:family="paragraph" style:parent-style-name="Standard" style:list-style-name="L6">
      <style:text-properties officeooo:rsid="001ff11a" officeooo:paragraph-rsid="001ff11a"/>
    </style:style>
    <style:style style:name="P17" style:family="paragraph" style:parent-style-name="Standard" style:list-style-name="L6">
      <style:paragraph-properties fo:break-before="page"/>
      <style:text-properties officeooo:rsid="001dfab3" officeooo:paragraph-rsid="001dfab3"/>
    </style:style>
    <style:style style:name="P18" style:family="paragraph" style:parent-style-name="Text_20_body" style:list-style-name="L5">
      <style:paragraph-properties fo:margin-top="0cm" fo:margin-bottom="0cm" loext:contextual-spacing="false" fo:line-height="100%"/>
      <style:text-properties officeooo:paragraph-rsid="001dfab3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dfab3"/>
    </style:style>
    <style:style style:name="T4" style:family="text">
      <style:text-properties officeooo:rsid="001ff11a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itre 1</text:p>
      <text:p text:style-name="P4">La réaction inflammatoire, un exemple de l’immunité innée</text:p>
      <text:p text:style-name="P2"/>
      <text:p text:style-name="P6">Définition de la réaction inflammatoire : </text:p>
      <text:list xml:id="list9200930619454775107" text:style-name="L2">
        <text:list-item>
          <text:p text:style-name="P7">Réaction non spécifique d’un antigène, locale, rapide, stéréotypée </text:p>
          <text:p text:style-name="P7">Fait partie de l’immunité innée </text:p>
          <text:p text:style-name="P7">C’est la réponse de l’organisme à une agression d’origine exogène ou endogène </text:p>
        </text:list-item>
        <text:list-item>
          <text:p text:style-name="P7">Symptômes : </text:p>
          <text:list>
            <text:list-item>
              <text:p text:style-name="P7">Rougeur, chaleur, douleur, œdème </text:p>
            </text:list-item>
          </text:list>
          <text:p text:style-name="P7">Concerne tous les êtres vivants pluricellulaires vertébrés et invertébrés </text:p>
        </text:list-item>
        <text:list-item>
          <text:p text:style-name="P7">C’est un signal de danger qui va favoriser la mise en place d’une immunité adaptative </text:p>
        </text:list-item>
        <text:list-item>
          <text:p text:style-name="P7">Accumulation de leucocytes (globules blancs) et de médiateurs de l’inflammation </text:p>
        </text:list-item>
      </text:list>
      <text:p text:style-name="P5"/>
      <text:p text:style-name="P5"/>
      <text:p text:style-name="P8"/>
      <text:p text:style-name="P9">Un antigène, c’est toute cellule ou molécule ou autre qui va déclencher une réaction inflammatoire </text:p>
      <text:p text:style-name="P9"/>
      <text:p text:style-name="P9"/>
      <text:p text:style-name="P9">Premiers symptômes : </text:p>
      <text:list xml:id="list7485430907622480132" text:style-name="L4">
        <text:list-item>
          <text:p text:style-name="P14"><text:span text:style-name="T3">Rougeur et chaleur </text:span></text:p>
          <text:list>
            <text:list-header>
              <text:p text:style-name="P14"><text:span text:style-name="T3">← vasodilatation </text:span></text:p>
            </text:list-header>
          </text:list>
        </text:list-item>
        <text:list-item>
          <text:p text:style-name="P10">Œdème </text:p>
          <text:list>
            <text:list-header>
              <text:p text:style-name="P10">← Sortie du plasma des capillaires sanguins provoquée par une augmentation de la perméabilité vasculaire </text:p>
              <text:p text:style-name="P10">Passage dans le tissu de granulocytes </text:p>
            </text:list-header>
          </text:list>
        </text:list-item>
        <text:list-item>
          <text:p text:style-name="P10">Douleur </text:p>
          <text:list>
            <text:list-header>
              <text:p text:style-name="P10">← Stimulation des fibres nerveuses nociceptives </text:p>
            </text:list-header>
          </text:list>
        </text:list-item>
      </text:list>
      <text:p text:style-name="P9"/>
      <text:p text:style-name="P9">Toutes ses réactions sont dues à la synthèse de médiateurs chimiques de l’inflammation : </text:p>
      <text:list xml:id="list1761742858743670421" text:style-name="L5">
        <text:list-item>
          <text:p text:style-name="P11">Cellules sentinelles : </text:p>
          <text:list>
            <text:list-item>
              <text:p text:style-name="P18">Cellules dendritiques, </text:p>
            </text:list-item>
            <text:list-item>
              <text:p text:style-name="P18">mastocytes </text:p>
            </text:list-item>
          </text:list>
        </text:list-item>
      </text:list>
      <text:p text:style-name="P9"/>
      <text:p text:style-name="P13"/>
      <text:list xml:id="list487083370411003386" text:style-name="L6">
        <text:list-item>
          <text:p text:style-name="P17">L’initiation de la réaction inflammatoire : les cellules sentinelles </text:p>
          <text:list>
            <text:list-item>
              <text:p text:style-name="P12">Elles possèdent sur leurs membranes des récepteurs (PRR) susceptibles de reconnaître des motifs moléculaires très communs et portés sur la paroi des bactéries (PAMP) </text:p>
            </text:list-item>
            <text:list-item>
              <text:p text:style-name="P12">Les cellules sentinelles, notamment dendritiques qui possèdent de longs prolongements cytoplasmiques, vont reconnaître dans des tissus lésés des PAMPs présents sur la paroi des bactéries sur leurs PRR </text:p>
            </text:list-item>
            <text:list-item>
              <text:p text:style-name="P15">Les mastocytes produisent différents types de médiateurs chimiques, comme l’histamine qui va être responsable de l’augmentation de la perméabilité vasculaire, ou la prostaglandine qui va provoquer la douleur </text:p>
            </text:list-item>
            <text:list-item>
              <text:p text:style-name="P15">Médiateurs : </text:p>
              <text:list>
                <text:list-header>
                  <text:p text:style-name="P15">Histamines, prostaglandines, les cytokines </text:p>
                </text:list-header>
              </text:list>
              <text:p text:style-name="P15"/>
            </text:list-item>
            <text:list-item>
              <text:p text:style-name="P15">Phagocytose : </text:p>
              <text:list>
                <text:list-header>
                  <text:p text:style-name="P15">Réalisée par les macrophages et les granulocytes </text:p>
                  <text:p text:style-name="P15">étapes : </text:p>
                  <text:list>
                    <text:list-item>
                      <text:p text:style-name="P15">Adhésion de la bactérie sur la membrane du macrophage </text:p>
                    </text:list-item>
                    <text:list-item>
                      <text:p text:style-name="P15">Absorption et adhésion du phagosome </text:p>
                    </text:list-item>
                    <text:list-item>
                      <text:p text:style-name="P15">Digestion : <text:span text:style-name="T4">lysozymes </text:span></text:p>
                    </text:list-item>
                    <text:list-item>
                      <text:p text:style-name="P16">Fusion de la vacuole de digestion et d’une vésicule </text:p>
                    </text:list-item>
                    <text:list-item>
                      <text:p text:style-name="P16">Expression sur la membrane du phagocyte d’un fragment de l’antigène associé à une molécule du HLA 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0d5" officeooo:paragraph-rsid="001c50d5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VT <text:tab/><text:tab/>T3A Ch1</text:p>
      </style:header>
      <style:footer>
        <text:p text:style-name="Footer"><text:tab/><text:span text:style-name="MT1"><text:page-number text:select-page="current">1</text:page-number></text:span>/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11:04.500000000</meta:creation-date>
    <dc:date>2019-03-19T11:03:12.079000000</dc:date>
    <meta:editing-duration>PT3M55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42" meta:word-count="336" meta:character-count="2162" meta:non-whitespace-character-count="1858"/>
  </office:meta>
</office:document-meta>
</file>